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style:text-autospace="none"/>
    </style:style>
    <style:style style:name="P3" style:family="paragraph" style:parent-style-name="Standard">
      <style:paragraph-properties fo:line-height="0.635cm" fo:text-align="center" style:justify-single-word="false"/>
      <style:text-properties style:font-name="標楷體" fo:font-size="28pt" fo:font-weight="bold" style:font-name-asian="標楷體" style:font-size-asian="28pt" style:font-weight-asian="bold" style:font-size-complex="28pt"/>
    </style:style>
    <style:style style:name="P4" style:family="paragraph" style:parent-style-name="Standard">
      <style:paragraph-properties fo:line-height="1.199cm"/>
      <style:text-properties style:font-name="標楷體" fo:font-size="28pt" fo:font-weight="bold" style:font-name-asian="標楷體" style:font-size-asian="28pt" style:font-weight-asian="bold" style:font-size-complex="28pt"/>
    </style:style>
    <style:style style:name="P5" style:family="paragraph" style:parent-style-name="Standard">
      <style:paragraph-properties fo:line-height="1.199cm" fo:text-align="center" style:justify-single-word="false"/>
      <style:text-properties style:font-name="標楷體" fo:font-size="28pt" fo:font-weight="bold" style:font-name-asian="標楷體" style:font-size-asian="28pt" style:font-weight-asian="bold" style:font-size-complex="28pt"/>
    </style:style>
    <style:style style:name="P6" style:family="paragraph" style:parent-style-name="Standard">
      <style:paragraph-properties fo:line-height="1.199cm"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line-height="1.199cm"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8" style:family="paragraph" style:parent-style-name="Standard">
      <style:paragraph-properties fo:line-height="0.635cm"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9" style:family="paragraph" style:parent-style-name="Standard">
      <style:paragraph-properties fo:line-height="0.635cm"/>
      <style:text-properties style:font-name="標楷體" fo:font-size="14pt" style:font-name-asian="標楷體" style:font-size-asian="14pt" style:font-size-complex="14pt"/>
    </style:style>
    <style:style style:name="P10" style:family="paragraph" style:parent-style-name="Standard">
      <style:paragraph-properties fo:line-height="0.635cm"/>
      <style:text-properties style:font-name="標楷體" fo:font-size="14pt" fo:font-weight="bold" style:font-name-asian="標楷體" style:font-size-asian="14pt" style:font-weight-asian="bold" style:font-size-complex="14pt"/>
    </style:style>
    <style:style style:name="P11" style:family="paragraph" style:parent-style-name="Standard">
      <style:paragraph-properties fo:line-height="0.635cm"/>
      <style:text-properties style:font-name="標楷體" style:font-name-asian="標楷體"/>
    </style:style>
    <style:style style:name="P12" style:family="paragraph" style:parent-style-name="Standard">
      <style:paragraph-properties fo:line-height="0.635cm"/>
      <style:text-properties style:font-name="標楷體" fo:font-size="20pt" fo:font-weight="bold" style:font-name-asian="標楷體" style:font-size-asian="20pt" style:font-weight-asian="bold" style:font-size-complex="20pt"/>
    </style:style>
    <style:style style:name="P13" style:family="paragraph" style:parent-style-name="Standard">
      <style:paragraph-properties fo:line-height="0.635cm" style:text-autospace="none"/>
      <style:text-properties style:font-name="標楷體" fo:font-size="10pt" style:letter-kerning="true" style:font-name-asian="標楷體" style:font-size-asian="10pt" style:font-name-complex="新細明體" style:font-size-complex="10pt"/>
    </style:style>
    <style:style style:name="P14" style:family="paragraph" style:parent-style-name="Standard">
      <style:paragraph-properties fo:line-height="0.635cm" style:text-autospace="none"/>
      <style:text-properties style:font-name="標楷體" fo:font-size="10pt" fo:language="zh" fo:country="TW" style:letter-kerning="true" style:font-name-asian="標楷體" style:font-size-asian="10pt" style:font-name-complex="新細明體" style:font-size-complex="10pt"/>
    </style:style>
    <style:style style:name="P15" style:family="paragraph" style:parent-style-name="Standard">
      <style:paragraph-properties fo:line-height="0.635cm"/>
      <style:text-properties fo:color="#ff0000" style:font-name="標楷體" fo:font-size="14pt" style:font-name-asian="標楷體" style:font-size-asian="14pt" style:font-size-complex="14pt"/>
    </style:style>
    <style:style style:name="P16" style:family="paragraph" style:parent-style-name="Standard">
      <style:paragraph-properties fo:line-height="0.635cm"/>
      <style:text-properties fo:color="#000000" style:font-name="標楷體" fo:font-size="14pt" style:font-name-asian="標楷體" style:font-size-asian="14pt" style:font-size-complex="14pt"/>
    </style:style>
    <style:style style:name="P17" style:family="paragraph" style:parent-style-name="Standard">
      <style:paragraph-properties fo:line-height="0.635cm"/>
      <style:text-properties fo:color="#000000" style:font-name="標楷體" fo:font-size="14pt" fo:font-style="italic" fo:font-weight="bold" style:font-name-asian="標楷體" style:font-size-asian="14pt" style:font-style-asian="italic" style:font-weight-asian="bold" style:font-size-complex="14pt"/>
    </style:style>
    <style:style style:name="P18" style:family="paragraph" style:parent-style-name="Standard">
      <style:paragraph-properties fo:line-height="0.635cm"/>
      <style:text-properties fo:color="#000000" style:font-name="標楷體" fo:font-size="20pt" fo:font-weight="bold" style:font-name-asian="標楷體" style:font-size-asian="20pt" style:font-weight-asian="bold" style:font-size-complex="20pt"/>
    </style:style>
    <style:style style:name="P19" style:family="paragraph" style:parent-style-name="Standard">
      <style:paragraph-properties fo:line-height="0.635cm"/>
      <style:text-properties fo:color="#000000" style:font-name="標楷體" style:font-name-asian="標楷體"/>
    </style:style>
    <style:style style:name="P20" style:family="paragraph" style:parent-style-name="Standard">
      <style:paragraph-properties fo:margin-left="0.247cm" fo:margin-right="0cm" fo:line-height="0.635cm" fo:text-indent="-0.247cm" style:auto-text-indent="false"/>
    </style:style>
    <style:style style:name="P21" style:family="paragraph" style:parent-style-name="Standard" style:master-page-name="Standard">
      <style:paragraph-properties fo:line-height="0.635cm" fo:text-align="center" style:justify-single-word="false" style:page-number="auto"/>
      <style:text-properties style:font-name="標楷體" fo:font-size="28pt" fo:font-weight="bold" style:font-name-asian="標楷體" style:font-size-asian="28pt" style:font-weight-asian="bold" style:font-size-complex="28pt"/>
    </style:style>
    <style:style style:name="P22" style:family="paragraph" style:parent-style-name="Standard">
      <style:paragraph-properties fo:line-height="1.199cm"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23" style:family="paragraph" style:parent-style-name="Standard">
      <style:paragraph-properties fo:line-height="0.635cm"/>
      <style:text-properties style:font-name="標楷體" fo:font-size="14pt" style:font-name-asian="標楷體" style:font-size-asian="14pt" style:font-size-complex="14pt"/>
    </style:style>
    <style:style style:name="P24" style:family="paragraph" style:parent-style-name="Standard" style:list-style-name="WW8Num3">
      <style:paragraph-properties fo:line-height="0.635cm"/>
      <style:text-properties style:font-name="標楷體" fo:font-size="14pt" style:font-name-asian="標楷體" style:font-size-asian="14pt" style:font-size-complex="14pt"/>
    </style:style>
    <style:style style:name="P25" style:family="paragraph" style:parent-style-name="Standard" style:list-style-name="WW8Num2">
      <style:paragraph-properties fo:line-height="0.635cm"/>
      <style:text-properties style:font-name="標楷體" fo:font-size="14pt" fo:font-style="italic" fo:font-weight="bold" style:font-name-asian="標楷體" style:font-size-asian="14pt" style:font-style-asian="italic" style:font-weight-asian="bold" style:font-size-complex="14pt"/>
    </style:style>
    <style:style style:name="P26" style:family="paragraph" style:parent-style-name="Standard">
      <style:paragraph-properties fo:line-height="0.635cm"/>
      <style:text-properties style:font-name="標楷體" fo:font-size="20pt" fo:font-weight="bold" style:font-name-asian="標楷體" style:font-size-asian="20pt" style:font-weight-asian="bold" style:font-size-complex="20pt"/>
    </style:style>
    <style:style style:name="P27" style:family="paragraph" style:parent-style-name="Standard">
      <style:paragraph-properties fo:line-height="0.635cm" style:text-autospace="none"/>
      <style:text-properties style:font-name="標楷體" fo:font-size="10pt" style:letter-kerning="true" style:font-name-asian="標楷體" style:font-size-asian="10pt" style:font-name-complex="新細明體" style:font-size-complex="10pt"/>
    </style:style>
    <style:style style:name="P28" style:family="paragraph" style:parent-style-name="Standard" style:list-style-name="WW8Num3">
      <style:paragraph-properties fo:line-height="0.635cm"/>
    </style:style>
    <style:style style:name="P29" style:family="paragraph" style:parent-style-name="Standard">
      <style:paragraph-properties fo:line-height="0.635cm"/>
      <style:text-properties fo:color="#ff0000" style:font-name="標楷體" fo:font-size="14pt" style:font-name-asian="標楷體" style:font-size-asian="14pt" style:font-size-complex="14pt"/>
    </style:style>
    <style:style style:name="P30" style:family="paragraph" style:parent-style-name="Standard">
      <style:paragraph-properties fo:line-height="0.635cm"/>
      <style:text-properties fo:color="#000000" style:font-name="標楷體" fo:font-size="14pt" style:font-name-asian="標楷體" style:font-size-asian="14pt" style:font-size-complex="14pt"/>
    </style:style>
    <style:style style:name="P31" style:family="paragraph" style:parent-style-name="Standard">
      <style:paragraph-properties fo:line-height="0.635cm"/>
      <style:text-properties fo:color="#000000" style:font-name="標楷體" fo:font-size="14pt" fo:font-style="italic" fo:font-weight="bold" style:font-name-asian="標楷體" style:font-size-asian="14pt" style:font-style-asian="italic" style:font-weight-asian="bold" style:font-size-complex="14pt"/>
    </style:style>
    <style:style style:name="P32" style:family="paragraph" style:parent-style-name="Standard" style:list-style-name="WW8Num2">
      <style:paragraph-properties fo:line-height="0.635cm"/>
      <style:text-properties fo:color="#000000" style:font-name="標楷體" fo:font-size="14pt" fo:font-style="italic" fo:font-weight="bold" style:font-name-asian="標楷體" style:font-size-asian="14pt" style:font-style-asian="italic" style:font-weight-asian="bold" style:font-size-complex="14pt"/>
    </style:style>
    <style:style style:name="P33" style:family="paragraph" style:parent-style-name="Standard">
      <style:paragraph-properties fo:line-height="0.635cm"/>
      <style:text-properties fo:color="#000000" style:font-name="標楷體" style:font-name-asian="標楷體"/>
    </style:style>
    <style:style style:name="P34" style:family="paragraph" style:parent-style-name="Standard">
      <style:paragraph-properties fo:line-height="0.635cm"/>
      <style:text-properties fo:color="#000000" style:font-name="標楷體" fo:font-size="20pt" fo:font-weight="bold" style:font-name-asian="標楷體" style:font-size-asian="20pt" style:font-weight-asian="bold" style:font-size-complex="20pt"/>
    </style:style>
    <style:style style:name="P35" style:family="paragraph" style:parent-style-name="Standard">
      <style:paragraph-properties fo:margin-left="0cm" fo:margin-right="0cm" fo:line-height="0.635cm" fo:text-indent="0.988cm" style:auto-text-indent="false"/>
      <style:text-properties style:font-name="標楷體" fo:font-size="14pt" style:font-name-asian="標楷體" style:font-size-asian="14pt" style:font-size-complex="14pt"/>
    </style:style>
    <style:style style:name="P36" style:family="paragraph" style:parent-style-name="Heading_20_1">
      <style:paragraph-properties fo:line-height="0.635cm"/>
      <style:text-properties style:font-name="標楷體" style:text-underline-style="solid" style:text-underline-width="auto" style:text-underline-color="font-color" style:font-name-asian="標楷體"/>
    </style:style>
    <style:style style:name="P37" style:family="paragraph" style:parent-style-name="Heading_20_3">
      <style:paragraph-properties fo:line-height="0.635cm"/>
      <style:text-properties style:font-name="標楷體" style:font-name-asian="標楷體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text-underline-style="solid" style:text-underline-width="auto" style:text-underline-color="font-color" fo:font-weight="bold" style:font-name-asian="標楷體" style:font-size-asian="14pt" style:font-weight-asian="bold" style:font-size-complex="14pt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fo:font-size="10pt" fo:language="zh" fo:country="TW" style:letter-kerning="true" style:font-name-asian="標楷體" style:font-size-asian="10pt" style:font-name-complex="新細明體" style:font-size-complex="10pt"/>
    </style:style>
    <style:style style:name="T5" style:family="text">
      <style:text-properties fo:color="#ff0000" style:font-name="標楷體" fo:font-size="14pt" style:font-name-asian="標楷體" style:font-size-asian="14pt" style:font-size-complex="14pt"/>
    </style:style>
    <style:style style:name="T6" style:family="text">
      <style:text-properties fo:color="#ff0000" style:font-name="標楷體" fo:font-size="14pt" fo:font-weight="bold" style:font-name-asian="標楷體" style:font-size-asian="14pt" style:font-weight-asian="bold" style:font-size-complex="14pt"/>
    </style:style>
    <style:style style:name="T7" style:family="text">
      <style:text-properties fo:color="#000000" style:font-name="標楷體" fo:font-size="14pt" style:font-name-asian="標楷體" style:font-size-asian="14pt" style:font-size-complex="14pt"/>
    </style:style>
    <style:style style:name="T8" style:family="text">
      <style:text-properties fo:color="#000000" style:font-name="標楷體" style:font-name-asian="標楷體"/>
    </style:style>
    <style:style style:name="T9" style:family="text">
      <style:text-properties fo:color="#000000" style:font-name="標楷體" fo:font-size="20pt" fo:font-weight="bold" style:font-name-asian="標楷體" style:font-size-asian="20pt" style:font-weight-asian="bold" style:font-size-complex="20pt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/>
      <text:p text:style-name="P3"/>
      <text:p text:style-name="P5"/>
      <text:p text:style-name="P5">MPITOOL使用說明</text:p>
      <text:p text:style-name="P5">V1.0</text:p>
      <text:p text:style-name="P4"/>
      <text:p text:style-name="P5">(MPICH2)</text:p>
      <text:p text:style-name="P5"/>
      <text:p text:style-name="P5"/>
      <text:p text:style-name="P5"/>
      <text:p text:style-name="P5"/>
      <text:p text:style-name="P5"/>
      <text:p text:style-name="P5"/>
      <text:p text:style-name="P6">by</text:p>
      <text:p text:style-name="P6">Po-Jen,Hsu</text:p>
      <text:p text:style-name="P6">Last updated:</text:p>
      <text:p text:style-name="P7">2007/02/08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35">mpitool為MPICH2的工具程式,為了讓使用MPICH2及更改設定更方便而發展的,所使用語言為Shell Script,因此不需要compile,沒有32/64bit限制,只要是unix環境皆可使用,不需另外拷貝任何檔案,所有所需檔案均由mpitool自行產生,並且自動判斷檔案是否存在,而一般使用者僅需注意並修改mpd_job檔案即可,不需要繁鎖的指令步驟,只要是符合類似以config.out作參數修改,並有一主程式(a.out)的任何mpi程式均可適用</text:p>
      <text:p text:style-name="P9"/>
      <text:p text:style-name="P9">mpitool之使用分兩者:</text:p>
      <text:p text:style-name="P9">如果您想了解程式運作原理,請參考管理者篇,如您是一般使用者,請直接跳到使用者篇</text:p>
      <text:p text:style-name="P9"/>
      <text:p text:style-name="P11"/>
      <text:h text:style-name="P36" text:outline-level="1">管理者篇:</text:h>
      <text:p text:style-name="P1"><text:span text:style-name="T3"><text:s text:c="4"/></text:span><text:span text:style-name="T1">mpitool(附錄會附上原始程式碼以防不時之需,以GPL發佈)通常是copy到/usr/bin目錄下,因此任何使用者均可直接執行,其中兩個最重要的參數檔為mpd.hosts及mpd.cpu,兩者均位於/home/目錄下而非一般使用者目錄,因此請以root產生此兩檔案,並修改其權限(chmod 777 mpd.*)使其能為一般使用者讀取</text:span></text:p>
      <text:p text:style-name="P9"/>
      <text:p text:style-name="P9">mpich2主程式則亦在/home/下,如執行mpich2出現找不到檔案,請試著將mpich2拷貝至一般使用者家目錄下,並配合修改.bashrc(bash shell)</text:p>
      <text:p text:style-name="P9"/>
      <text:p text:style-name="P9"><text:soft-page-break/>mpd.hosts記載目前所有可以跑的host資訊,請注意如果host有增減,請記得刪除或新增此檔案內容,此檔案不接受#等註解符號,因為mpitool會計算行數來判斷host數目,#註解符號會造成誤判並發生錯誤</text:p>
      <text:p text:style-name="P9"/>
      <text:p text:style-name="P9">mpd.hosts範例:</text:p>
      <text:p text:style-name="P9">cp64a:2 ifhn=192.168.1.1</text:p>
      <text:p text:style-name="P9">cp64b:2 ifhn=192.168.1.2</text:p>
      <text:p text:style-name="P9">cp64c:2 ifhn=192.168.1.3</text:p>
      <text:p text:style-name="P9">cp64d:2 ifhn=192.168.1.4</text:p>
      <text:p text:style-name="P9">cp64e:2 ifhn=192.168.1.5</text:p>
      <text:p text:style-name="P9">cp64f:2 ifhn=192.168.1.6</text:p>
      <text:p text:style-name="P9"/>
      <text:p text:style-name="P9">ifhn表示interface hostname 必需要加入此段才可使mpich2機動性選擇執行程式的host分配</text:p>
      <text:p text:style-name="P9"/>
      <text:p text:style-name="P9">mpd.cpu記載每個host的cpu數目</text:p>
      <text:p text:style-name="P9">mpd.cpu範例:</text:p>
      <text:p text:style-name="P9">2</text:p>
      <text:p text:style-name="P9"/>
      <text:p text:style-name="P9">一般使用者毋需修改上述檔案,僅在新增或刪除機器時,管理者必需確保此檔案所有host均存在且可運作</text:p>
      <text:p text:style-name="P9"/>
      <text:p text:style-name="P11"/>
      <text:h text:style-name="P36" text:outline-level="1">使用者篇:</text:h>
      <text:p text:style-name="P9">直接在任何目錄下執行mpitool(不需加./),此動作之前不需拷貝或新增任何檔案,也不跟舊有的執行方式有衝突,mpitool的運作原理是讀取執行目錄下的mpd_job檔案,以mpd_job檔取代mpd.hosts,因此,原本需要修改使用者家目錄下的mpd.hosts檔,如今可完全捨棄不用.每個目錄可以有不同設定的mpd_job,因此每個目錄皆可跑出完全不同的mpi組態</text:p>
      <text:p text:style-name="P9"/>
      <text:p text:style-name="P9">mpd_job紀錄在此執行目錄下的mpi程式將如何分配資源,有點跟mpd.hosts相像,但是不同處在hostname冒號後的數字代表意義不同,例如其內容為:</text:p>
      <text:p text:style-name="P1"><text:span text:style-name="T1">cp64a:</text:span><text:span text:style-name="T5">0</text:span><text:span text:style-name="T1"> ifhn=192.168.1.1</text:span></text:p>
      <text:p text:style-name="P1"><text:soft-page-break/><text:span text:style-name="T1">cp64b:</text:span><text:span text:style-name="T5">1</text:span><text:span text:style-name="T1"> ifhn=192.168.1.2</text:span></text:p>
      <text:p text:style-name="P1"><text:span text:style-name="T1">cp64c:</text:span><text:span text:style-name="T5">2</text:span><text:span text:style-name="T1"> ifhn=192.168.1.3</text:span></text:p>
      <text:p text:style-name="P1"><text:span text:style-name="T1">cp64d:</text:span><text:span text:style-name="T5">4</text:span><text:span text:style-name="T1"> ifhn=192.168.1.4</text:span></text:p>
      <text:p text:style-name="P1"><text:span text:style-name="T1">cp64e:</text:span><text:span text:style-name="T5">2</text:span><text:span text:style-name="T1"> ifhn=192.168.1.5</text:span></text:p>
      <text:p text:style-name="P1"><text:span text:style-name="T1">cp64f:</text:span><text:span text:style-name="T5">5</text:span><text:span text:style-name="T1"> ifhn=192.168.1.6</text:span></text:p>
      <text:p text:style-name="P9"/>
      <text:p text:style-name="P9">則mpi程式的執行方式為</text:p>
      <text:p text:style-name="P9">cp64a 沒有任何程式在上面跑</text:p>
      <text:p text:style-name="P9">cp64b:只跑一個node</text:p>
      <text:p text:style-name="P9">cp64c:跑兩個jobs</text:p>
      <text:p text:style-name="P1"><text:span text:style-name="T1">cp64d:跑四個jobs <text:s text:c="3"/></text:span><text:span text:style-name="T5">注意,雖然可能cp64d上只有兩個cpu,但是實際上跑四個jobs是可以允許的,只是以效益來說,並不建議!</text:span></text:p>
      <text:p text:style-name="P9">cp64e:跑兩個jobs</text:p>
      <text:p text:style-name="P9">cp64f:跑五個</text:p>
      <text:p text:style-name="P9">諸如此類,hostname冒號後的數字可以指定該job要如何分配,其餘皆保留不更動即可</text:p>
      <text:p text:style-name="P9"/>
      <text:p text:style-name="P9">mpd.hosts與mpd_job檔案最大的不同是:</text:p>
      <text:p text:style-name="P9">mpd.hosts是宣告所有可以跑的hosts以及cpu數目,及其通訊介面(ifhn)</text:p>
      <text:p text:style-name="P9">mpd_job是宣告每個host要丟幾個job上去(0~99或更多)</text:p>
      <text:p text:style-name="P9"/>
      <text:p text:style-name="P9">mpd.hosts冒號後的數字是固定的,也就是cpu數目,mpd_job冒號後的數字則是可自訂,並沒有限制,如想要測試一個cpu跑100個jobs,可設定如cp64a:100 ifhn=192.168.1.1</text:p>
      <text:p text:style-name="P9"/>
      <text:p text:style-name="P9">不過以效益來說,宣告mpd_job大於實際cpu數目並沒有好處,因此建議設定成小於或等於實際cpu數(≦2)</text:p>
      <text:p text:style-name="P9"/>
      <text:p text:style-name="P9">掌握mpd_job的用法即可使用mpitool分配jobs,實際操作時,mpitool會先搜尋執行目錄,若該目錄下沒有mpd_job的檔案,則會詢問您是否要產生mpd_job,若回答y則程式會自動拷貝/home/mpd.hosts的內容到mpd_job(因為mpd.hosts的內容與mpd_job格式是一樣的),但請注意此mpd_job檔內容就變成:</text:p>
      <text:p text:style-name="P9">cp64a:2 ifhn=192.168.1.1</text:p>
      <text:p text:style-name="P9">cp64b:2 ifhn=192.168.1.2</text:p>
      <text:p text:style-name="P9">cp64c:2 ifhn=192.168.1.3</text:p>
      <text:p text:style-name="P9">cp64d:2 ifhn=192.168.1.4</text:p>
      <text:p text:style-name="P9"><text:soft-page-break/>cp64e:2 ifhn=192.168.1.5</text:p>
      <text:p text:style-name="P9">cp64f:2 ifhn=192.168.1.6</text:p>
      <text:p text:style-name="P9">也就是每個hosts全跑,因此程式隨後會再詢問是否要修改,打y即可自動進入vi修改mpd_job,請將其改成符合您需求的組態</text:p>
      <text:p text:style-name="P9"/>
      <text:p text:style-name="P9">mpich2的所有指令均已經加入mpitool裡,以功能表形式呈現並省略麻煩的步驟,因此像mpdallexit,mpdboot等指令均已包含在內,毋須在記憶冗長的執行順序</text:p>
      <text:p text:style-name="P9"/>
      <text:p text:style-name="P12">使用step by step:</text:p>
      <text:p text:style-name="P9">請執行並配合對照,此步驟僅會修改或產生mpd_job這個檔,對於其他主程式的參數檔並不會更動</text:p>
      <text:p text:style-name="P9"/>
      <text:list xml:id="list1415026778" text:style-name="WW8Num3">
        <text:list-item>
          <text:p text:style-name="P28"><text:span text:style-name="T1">請先切換到想執行程式之目錄下(如cu14..),</text:span><text:span text:style-name="T2">此步驟一定要執行!</text:span></text:p>
        </text:list-item>
        <text:list-item>
          <text:p text:style-name="P24">確定設定檔(config.out)及主程式(a.out或其他)是否存在,並記下檔名(mpitool預設設定檔檔名為config.out,執行檔為a.out,若搜尋不到則會自動要求輸入正確檔名)</text:p>
        </text:list-item>
        <text:list-item>
          <text:p text:style-name="P24">打mpitool並&lt;Enter&gt;</text:p>
        </text:list-item>
      </text:list>
      <text:p text:style-name="P9">====================================================</text:p>
      <text:p text:style-name="P9"><text:s text:c="19"/>MPICH Tool V1.0</text:p>
      <text:p text:style-name="P9"><text:s text:c="8"/>This program is written by Po-Jen Hsu</text:p>
      <text:p text:style-name="P9"><text:s text:c="15"/>Last updated 2007/02/06</text:p>
      <text:p text:style-name="P9">====================================================</text:p>
      <text:p text:style-name="P9"/>
      <text:p text:style-name="P9"/>
      <text:p text:style-name="P9">#---------------------------------------------------</text:p>
      <text:p text:style-name="P9">#Number of available host machine= 6</text:p>
      <text:p text:style-name="P9">#Number of processors per host= 2</text:p>
      <text:p text:style-name="P9">#---------------------------------------------------</text:p>
      <text:p text:style-name="P9"/>
      <text:p text:style-name="P1"><text:span text:style-name="T1">Warning!! mpd_job does not exist <text:s text:c="8"/></text:span><text:span text:style-name="T5">!通常第一次執行,不會有mpd_job這個檔案,因此mpitool會提出建立mpd_job檔的要求</text:span></text:p>
      <text:p text:style-name="P9">Please edit mpd_job first</text:p>
      <text:p text:style-name="P9">ex:</text:p>
      <text:p text:style-name="P9"><text:soft-page-break/>cp64a:2 ifhn=192.168.1.1</text:p>
      <text:p text:style-name="P9">cp64c:1 ifhn=192.168.1.3</text:p>
      <text:p text:style-name="P9">cp64f:2 ifhn=192.168.1.6</text:p>
      <text:p text:style-name="P9">..etc.</text:p>
      <text:p text:style-name="P9">For this case, the job you submitted will be executed on cp64a with 2 nodes</text:p>
      <text:p text:style-name="P9">1 node on cp64c and 2 nodes on cp64f</text:p>
      <text:p text:style-name="P9"/>
      <text:p text:style-name="P1"><text:span text:style-name="T1">Do you want to make a default mpd_job file?&lt;y/n&gt; <text:s/></text:span><text:span text:style-name="T5">!選y會拷貝mpd.hosts的內容並產生mpd_job檔,選n則不會產生mpd_job並跳到主目錄,注意!!沒有mpd_job是無法用mpitool執行mpi程式的,只能用傳統方法,即手動打mpdrun –n 5 /home/sklai/cu14/cu14.out之類來執行</text:span></text:p>
      <text:p text:style-name="P9">: y</text:p>
      <text:p text:style-name="P9">Although the default mpd_job file is generated,</text:p>
      <text:p text:style-name="P9">it should be modified to fit your purpose</text:p>
      <text:p text:style-name="P1"><text:span text:style-name="T1">Press &lt;Enter&gt; to edit mpd_job by vi <text:s text:c="5"/></text:span><text:span text:style-name="T5">!選y後mpitool會再要求修改剛剛產生的mpd_job,請依據您想分配node的方式修改hostname冒號後的數字,再退出vi(使用方法跟vi一模一樣)</text:span></text:p>
      <text:p text:style-name="P9"/>
      <text:p text:style-name="P1"><text:span text:style-name="T1">Your mpd_job is successfully modified: <text:s text:c="2"/></text:span><text:span text:style-name="T5">!退出後,秀出mpd_job已經修改成功,下面則是目錄所在,以及mpd.hosts的內容(不需動任何mpd.hosts的內容)</text:span></text:p>
      <text:p text:style-name="P15"/>
      <text:p text:style-name="P9"/>
      <text:p text:style-name="P9">#Current directory is /home/xanadu</text:p>
      <text:p text:style-name="P9">#---------------------------------------------------</text:p>
      <text:p text:style-name="P9">#The available host machine are:</text:p>
      <text:p text:style-name="P9">cp64a:2 ifhn=192.168.1.1</text:p>
      <text:p text:style-name="P9">cp64b:2 ifhn=192.168.1.2</text:p>
      <text:p text:style-name="P9">cp64c:2 ifhn=192.168.1.3</text:p>
      <text:p text:style-name="P9">cp64d:2 ifhn=192.168.1.4</text:p>
      <text:p text:style-name="P9">cp64e:2 ifhn=192.168.1.5</text:p>
      <text:p text:style-name="P9">cp64f:2 ifhn=192.168.1.6</text:p>
      <text:p text:style-name="P9"/>
      <text:p text:style-name="P9">#---------------------------------------------------</text:p>
      <text:p text:style-name="P9"/>
      <text:p text:style-name="P9">Press &lt;Enter&gt; to continue</text:p>
      <text:p text:style-name="P9"><text:soft-page-break/></text:p>
      <text:p text:style-name="P1"><text:span text:style-name="T1">#This shows how your job be submitted to each node <text:s/></text:span><text:span text:style-name="T5"><text:s/>!接下來秀出mpd_job的內容,請再確認一下</text:span></text:p>
      <text:p text:style-name="P9">cp64a:1 ifhn=192.168.1.1</text:p>
      <text:p text:style-name="P9">cp64b:2 ifhn=192.168.1.2</text:p>
      <text:p text:style-name="P9">cp64c:0 ifhn=192.168.1.3</text:p>
      <text:p text:style-name="P9">cp64d:2 ifhn=192.168.1.4</text:p>
      <text:p text:style-name="P9">cp64e:0 ifhn=192.168.1.5</text:p>
      <text:p text:style-name="P9">cp64f:0 ifhn=192.168.1.6</text:p>
      <text:p text:style-name="P9">#---------------------------------------------------</text:p>
      <text:p text:style-name="P1"><text:span text:style-name="T1">&lt;&lt;MPICH2 TOOL MENU&gt;&gt;: <text:s text:c="2"/></text:span><text:span text:style-name="T5"><text:s/>!mpitool的主目錄</text:span></text:p>
      <text:p text:style-name="P1"><text:span text:style-name="T1">0.Run config.out <text:s text:c="2"/></text:span><text:span text:style-name="T5">!直接執行config.out,若找不到則會要求輸入正確檔名</text:span></text:p>
      <text:p text:style-name="P1"><text:span text:style-name="T1">1.Start a mpd job <text:s text:c="2"/></text:span><text:span text:style-name="T5">!跑mpi程式,mpd_job檔必需存在才可使用此選項</text:span></text:p>
      <text:p text:style-name="P1"><text:span text:style-name="T1">2.Clear all mpd jobs and restart a mpd environment <text:s/></text:span><text:span text:style-name="T5">!重設mpich環境,也就是mpdallexit以及mpdboot的指令,注意,此指令只有在沒有任何mpd常駐的時候(如重開機或mpdallexit後)才需執行,執行過後mpd就會一直長駐,不需再點選這個項目,此選項亦會刪除所有正在執行的mpd jobs,因此請小心使用</text:span></text:p>
      <text:p text:style-name="P1"><text:span text:style-name="T1">3.Edit mpd_job file <text:s text:c="2"/></text:span><text:span text:style-name="T5"><text:s/>!mpitool在這裡提供編輯mpd_job的選項</text:span></text:p>
      <text:p text:style-name="P1"><text:span text:style-name="T1">4.List all mpd jobs <text:s text:c="4"/></text:span><text:span text:style-name="T5">!秀出所有在跑的程式清單以及cpu使用情況,可利用此訊息單獨刪除某job</text:span></text:p>
      <text:p text:style-name="P9">5.Quit</text:p>
      <text:p text:style-name="P11">:</text:p>
      <text:p text:style-name="P11"/>
      <text:h text:style-name="P37" text:outline-level="3">子選項之解說:</text:h>
      <text:list xml:id="list2021860053" text:style-name="WW8Num2">
        <text:list-item>
          <text:p text:style-name="P25">Run config.out</text:p>
        </text:list-item>
      </text:list>
      <text:p text:style-name="P9">執行config.out 若找不到,則會秀出:</text:p>
      <text:p text:style-name="P9">config.out does not exist, please indicate your config file name</text:p>
      <text:p text:style-name="P9">:請輸入正確檔名</text:p>
      <text:p text:style-name="P9"/>
      <text:list xml:id="list407135620" text:continue-numbering="true" text:style-name="WW8Num2">
        <text:list-item>
          <text:p text:style-name="P25">Start a mpd job</text:p>
        </text:list-item>
      </text:list>
      <text:p text:style-name="P9">最常用的選項之一,執行mpd的程式</text:p>
      <text:p text:style-name="P9">Please make sure the mpd_job file in you executable directory is correct</text:p>
      <text:p text:style-name="P1"><text:soft-page-break/><text:span text:style-name="T1">cp64a:1 ifhn=192.168.1.1 <text:s text:c="5"/></text:span><text:span text:style-name="T5"><text:s/>!再秀一次mpd_job的設定提醒您</text:span></text:p>
      <text:p text:style-name="P9">cp64b:0 ifhn=192.168.1.2</text:p>
      <text:p text:style-name="P9">cp64c:2 ifhn=192.168.1.3</text:p>
      <text:p text:style-name="P9">cp64d:2 ifhn=192.168.1.4</text:p>
      <text:p text:style-name="P9">cp64e:0 ifhn=192.168.1.5</text:p>
      <text:p text:style-name="P9">cp64f:0 ifhn=192.168.1.6</text:p>
      <text:p text:style-name="P9"/>
      <text:p text:style-name="P9">Please input the number of processes.</text:p>
      <text:p text:style-name="P9">This value should not be greater than the total number of nodes in mpd_job</text:p>
      <text:p text:style-name="P9">:5</text:p>
      <text:p text:style-name="P1"><text:span text:style-name="T5">!如果mpd_job的設定如上,則此處應為1+0+2+2+0+0=5,因此所輸入的數字必需小於或等於5(</text:span><text:span text:style-name="T6">如輸入4,則cp64d會有一個node沒跑到,這是mpich2可以允許的,但是若輸入超過總合,如6,則會出現錯誤,因為多出的一個不知道要丟那個node)</text:span></text:p>
      <text:p text:style-name="P10"/>
      <text:p text:style-name="P9">Please input the full name of the executable file,ex:a.out</text:p>
      <text:p text:style-name="P9">:a.out</text:p>
      <text:p text:style-name="P9">!輸入主程式檔名,如a.out或Ag13Cu25等…</text:p>
      <text:p text:style-name="P9">Please input a short alias of this job&lt;ex:Ag13Cu25&gt;</text:p>
      <text:p text:style-name="P9">Or enter none for no alias&lt;Please don't skip this procedure&gt;</text:p>
      <text:p text:style-name="P9">:</text:p>
      <text:p text:style-name="P20"><text:span text:style-name="T1">:Ag13Cu25 <text:s text:c="13"/></text:span><text:span text:style-name="T5"><text:s/>!可以區分job,同樣都是a.out,但是job alias卻可不同,請勿使用空白,以底線表示;若輸入none則Job alias為空的</text:span></text:p>
      <text:p text:style-name="P1"><text:span text:style-name="T1">Job alias=Ag13Cu25 <text:s text:c="6"/></text:span><text:span text:style-name="T5">!顯示jobalias內容</text:span></text:p>
      <text:p text:style-name="P9">1.Submit job in foreground</text:p>
      <text:p text:style-name="P9">2.Submit job in background</text:p>
      <text:p text:style-name="P9">:2</text:p>
      <text:p text:style-name="P15">!可選擇跑前景或跑背景,執行完畢自動跳出mpitool</text:p>
      <text:p text:style-name="P9"/>
      <text:list xml:id="list1190372543" text:continue-numbering="true" text:style-name="WW8Num2">
        <text:list-item>
          <text:p text:style-name="P25">Clear all mpd jobs and restart a mpd environment</text:p>
        </text:list-item>
      </text:list>
      <text:p text:style-name="P9">**If there is no mpd daemon running, it will show some error</text:p>
      <text:p text:style-name="P9">message. This is normal</text:p>
      <text:p text:style-name="P9"/>
      <text:p text:style-name="P9"><text:soft-page-break/>This will stop all running jobs</text:p>
      <text:p text:style-name="P9">Are you sure?&lt;y/n&gt;</text:p>
      <text:p text:style-name="P9">:</text:p>
      <text:p text:style-name="P15">!Error message只有在已經執行過mpdallexit才會出現,這是正常的可不予理會,如下:</text:p>
      <text:p text:style-name="P16">mpdallexit: cannot connect to local mpd (/tmp/mpd2.console_xanadu); possible causes:</text:p>
      <text:p text:style-name="P16"><text:s text:c="2"/>1. no mpd is running on this host</text:p>
      <text:p text:style-name="P16"><text:s text:c="2"/>2. an mpd is running but was started without a "console" (-n option)</text:p>
      <text:p text:style-name="P16">In case 1, you can start an mpd on this host with:</text:p>
      <text:p text:style-name="P16"><text:s text:c="4"/>mpd &amp;</text:p>
      <text:p text:style-name="P16">and you will be able to run jobs just on this host.</text:p>
      <text:p text:style-name="P16">For more details on starting mpds on a set of hosts, see</text:p>
      <text:p text:style-name="P16">the MPICH2 Installation Guide.</text:p>
      <text:p text:style-name="P15"/>
      <text:p text:style-name="P15">如無錯誤訊息,則會跳至以下:</text:p>
      <text:p text:style-name="P16">Available hosts:</text:p>
      <text:p text:style-name="P16">cp64a</text:p>
      <text:p text:style-name="P16">cp64b</text:p>
      <text:p text:style-name="P16">cp64c</text:p>
      <text:p text:style-name="P16">cp64e</text:p>
      <text:p text:style-name="P16">cp64d</text:p>
      <text:p text:style-name="P16">cp64f</text:p>
      <text:p text:style-name="P16"/>
      <text:p text:style-name="P16">Hostname_PID# IP</text:p>
      <text:p text:style-name="P16">cp64a_29481 (192.168.1.1)</text:p>
      <text:p text:style-name="P16">cp64b_36188 (192.168.1.2)</text:p>
      <text:p text:style-name="P16">cp64c_49601 (192.168.1.3)</text:p>
      <text:p text:style-name="P16">cp64e_37895 (192.168.1.5)</text:p>
      <text:p text:style-name="P16">cp64d_37742 (192.168.1.4)</text:p>
      <text:p text:style-name="P16">cp64f_39030 (192.168.1.6)</text:p>
      <text:p text:style-name="P16"/>
      <text:p text:style-name="P16">If you see all nodes are successful appeared, you could start mpd jobs now</text:p>
      <text:p text:style-name="P16"/>
      <text:p text:style-name="P16">Press &lt;Enter&gt; to continue</text:p>
      <text:p text:style-name="P15">!不管有沒有錯誤訊息,只要出現available hosts且內容正確無誤即<text:soft-page-break/>可,注意,available host是mpd.hosts的內容是否成功確認,和mpd_job內容無關,available並不代表跑的時候一定要用到,而是確保這個hosts俱有mpi程式的執行功能</text:p>
      <text:p text:style-name="P16"/>
      <text:list xml:id="list240728703" text:continue-numbering="true" text:style-name="WW8Num2">
        <text:list-item>
          <text:p text:style-name="P25">Edit mpd_job file</text:p>
        </text:list-item>
      </text:list>
      <text:p text:style-name="P16">You may setup the configuration of MPI machines by adding something like</text:p>
      <text:p text:style-name="P16">cp64a:2 ifhn=192.168.1.1</text:p>
      <text:p text:style-name="P16">cp64c:1 ifhn=192.168.1.3</text:p>
      <text:p text:style-name="P16">cp64f:2 ifhn=192.168.1.6</text:p>
      <text:p text:style-name="P16">..etc.</text:p>
      <text:p text:style-name="P16">For this case,the job you submitted will be executed on cp64a with 2 nodes</text:p>
      <text:p text:style-name="P16">1 node on cp64c and 2 nodes on cp64f</text:p>
      <text:p text:style-name="P16"/>
      <text:p text:style-name="P16">Would you like to generate a default mpd_job?&lt;y/n&gt;</text:p>
      <text:p text:style-name="P16">:</text:p>
      <text:p text:style-name="P15">!同樣,一開始會詢問是否產生mpd_job範例檔,如果已經產生過就不需要(打n),打y會覆蓋現有的mpd_job</text:p>
      <text:p text:style-name="P16">Now please modify mpd_job to fit your purpose</text:p>
      <text:p text:style-name="P16">Press &lt;Enter&gt; to edit mpd_job by vi</text:p>
      <text:p text:style-name="P15">!接下來程式會要求修改mpd_job,所有操作與vi同,請記得儲存並退出(:wq)</text:p>
      <text:p text:style-name="P15"/>
      <text:list xml:id="list1641197159" text:continue-numbering="true" text:style-name="WW8Num2">
        <text:list-item>
          <text:p text:style-name="P32">List all mpd jobs</text:p>
        </text:list-item>
      </text:list>
      <text:p text:style-name="P16">顯示所有執行中的mpi程式,以及其他使用者的程式,此方式比使用top更方便,並且不需要修改a.out的檔名,而可以把詳細資訊顯示在jobalias中</text:p>
      <text:p text:style-name="P16"/>
      <text:p text:style-name="P16">若沒有mpi程式正在執行,則僅秀出其他使用者正在執行的程式(不限mpi程式)</text:p>
      <text:p text:style-name="P16"/>
      <text:p text:style-name="P16">mpi程式執行資訊的解說如下:</text:p>
      <text:p text:style-name="P16"/>
      <text:p text:style-name="P1"><text:span text:style-name="T7">jobid <text:s text:c="3"/>= 1@cp64a_9176 <text:s text:c="3"/></text:span><text:span text:style-name="T5">!mpich自訂jobid,相同id為同一組之mpi程式</text:span></text:p>
      <text:p text:style-name="P1"><text:span text:style-name="T7">jobalias = <text:s text:c="17"/></text:span><text:span text:style-name="T5">!可設定更容易了解的代號</text:span></text:p>
      <text:p text:style-name="P1"><text:span text:style-name="T7">username = xanadu <text:s text:c="10"/></text:span><text:span text:style-name="T5">!哪個使用者執行此程式</text:span></text:p>
      <text:p text:style-name="P1"><text:soft-page-break/><text:span text:style-name="T7">host <text:s text:c="4"/>= cp64a <text:s text:c="11"/></text:span><text:span text:style-name="T5">!在哪個host上執行</text:span></text:p>
      <text:p text:style-name="P1"><text:span text:style-name="T7">pid <text:s text:c="5"/>= 25255 <text:s text:c="10"/></text:span><text:span text:style-name="T5"><text:s/>!top資訊的pid number,如想取消,打kill 25255</text:span></text:p>
      <text:p text:style-name="P16">sid <text:s text:c="5"/>= 25252 <text:s text:c="11"/></text:p>
      <text:p text:style-name="P1"><text:span text:style-name="T7">rank <text:s text:c="4"/>= 0 <text:s text:c="14"/></text:span><text:span text:style-name="T5"><text:s/>!node的順位,由0起跳</text:span></text:p>
      <text:p text:style-name="P1"><text:span text:style-name="T7">pgm <text:s text:c="5"/>= a.out <text:s text:c="11"/></text:span><text:span text:style-name="T5">!主程式名稱</text:span></text:p>
      <text:p text:style-name="P16"/>
      <text:p text:style-name="P1"><text:span text:style-name="T7">jobid <text:s text:c="3"/>= 1@cp64a_9176 <text:s/></text:span><text:span text:style-name="T5"><text:s/>!剩下四個nodes的資訊,由jobid判斷屬於同一組</text:span></text:p>
      <text:p text:style-name="P16">jobalias =</text:p>
      <text:p text:style-name="P16">username = xanadu</text:p>
      <text:p text:style-name="P16">host <text:s text:c="4"/>= cp64a</text:p>
      <text:p text:style-name="P16">pid <text:s text:c="5"/>= 25254</text:p>
      <text:p text:style-name="P16">sid <text:s text:c="5"/>= 25253</text:p>
      <text:p text:style-name="P16">rank <text:s text:c="4"/>= 1</text:p>
      <text:p text:style-name="P16">pgm <text:s text:c="5"/>= a.out</text:p>
      <text:p text:style-name="P16"/>
      <text:p text:style-name="P16">jobid <text:s text:c="3"/>= 1@cp64a_9176</text:p>
      <text:p text:style-name="P16">jobalias =</text:p>
      <text:p text:style-name="P16">username = xanadu</text:p>
      <text:p text:style-name="P16">host <text:s text:c="4"/>= cp64b</text:p>
      <text:p text:style-name="P16">pid <text:s text:c="5"/>= 29621</text:p>
      <text:p text:style-name="P16">sid <text:s text:c="5"/>= 29619</text:p>
      <text:p text:style-name="P16">rank <text:s text:c="4"/>= 2</text:p>
      <text:p text:style-name="P16">pgm <text:s text:c="5"/>= a.out</text:p>
      <text:p text:style-name="P16"/>
      <text:p text:style-name="P16">jobid <text:s text:c="3"/>= 1@cp64a_9176</text:p>
      <text:p text:style-name="P16">jobalias =</text:p>
      <text:p text:style-name="P16">username = xanadu</text:p>
      <text:p text:style-name="P16">host <text:s text:c="4"/>= cp64b</text:p>
      <text:p text:style-name="P16">pid <text:s text:c="5"/>= 29622</text:p>
      <text:p text:style-name="P16">sid <text:s text:c="5"/>= 29620</text:p>
      <text:p text:style-name="P16">rank <text:s text:c="4"/>= 3</text:p>
      <text:p text:style-name="P16">pgm <text:s text:c="5"/>= a.out</text:p>
      <text:p text:style-name="P16"/>
      <text:p text:style-name="P16">jobid <text:s text:c="3"/>= 1@cp64a_9176</text:p>
      <text:p text:style-name="P16">jobalias =</text:p>
      <text:p text:style-name="P16">username = xanadu</text:p>
      <text:p text:style-name="P16"><text:soft-page-break/>host <text:s text:c="4"/>= cp64c</text:p>
      <text:p text:style-name="P16">pid <text:s text:c="5"/>= 18926</text:p>
      <text:p text:style-name="P16">sid <text:s text:c="5"/>= 18925</text:p>
      <text:p text:style-name="P16">rank <text:s text:c="4"/>= 4</text:p>
      <text:p text:style-name="P16">pgm <text:s text:c="5"/>= a.out</text:p>
      <text:p text:style-name="P16"/>
      <text:p text:style-name="P1"><text:span text:style-name="T7">jobid <text:s text:c="3"/>= 2@cp64a_9176 <text:s text:c="3"/></text:span><text:span text:style-name="T5"><text:s/>!另一組mpi程式</text:span></text:p>
      <text:p text:style-name="P1"><text:span text:style-name="T7">jobalias = Ag13Cu25 <text:s text:c="10"/></text:span><text:span text:style-name="T5">!這次有指定代號為Ag13Cu25</text:span></text:p>
      <text:p text:style-name="P16">username = xanadu</text:p>
      <text:p text:style-name="P16">host <text:s text:c="4"/>= cp64a</text:p>
      <text:p text:style-name="P16">pid <text:s text:c="5"/>= 25420</text:p>
      <text:p text:style-name="P16">sid <text:s text:c="5"/>= 25417</text:p>
      <text:p text:style-name="P16">rank <text:s text:c="4"/>= 0</text:p>
      <text:p text:style-name="P16">pgm <text:s text:c="5"/>= a.out</text:p>
      <text:p text:style-name="P16"/>
      <text:p text:style-name="P1"><text:span text:style-name="T7">jobid <text:s text:c="3"/>= 2@cp64a_9176 <text:s text:c="2"/></text:span><text:span text:style-name="T5">!同上屬同一祖</text:span></text:p>
      <text:p text:style-name="P16">jobalias = Ag13Cu25</text:p>
      <text:p text:style-name="P16">username = xanadu</text:p>
      <text:p text:style-name="P16">host <text:s text:c="4"/>= cp64a</text:p>
      <text:p text:style-name="P16">pid <text:s text:c="5"/>= 25419</text:p>
      <text:p text:style-name="P16">sid <text:s text:c="5"/>= 25418</text:p>
      <text:p text:style-name="P16">rank <text:s text:c="4"/>= 1</text:p>
      <text:p text:style-name="P16">pgm <text:s text:c="5"/>= a.out</text:p>
      <text:p text:style-name="P16"/>
      <text:p text:style-name="P1"><text:span text:style-name="T7">jobid <text:s text:c="3"/>= 2@cp64a_9176 <text:s text:c="2"/></text:span><text:span text:style-name="T5">!同上</text:span></text:p>
      <text:p text:style-name="P16">jobalias = Ag13Cu25</text:p>
      <text:p text:style-name="P16">username = xanadu</text:p>
      <text:p text:style-name="P16">host <text:s text:c="4"/>= cp64b</text:p>
      <text:p text:style-name="P16">pid <text:s text:c="5"/>= 29662</text:p>
      <text:p text:style-name="P16">sid <text:s text:c="5"/>= 29661</text:p>
      <text:p text:style-name="P16">rank <text:s text:c="4"/>= 2</text:p>
      <text:p text:style-name="P16">pgm <text:s text:c="5"/>= a.out</text:p>
      <text:p text:style-name="P16"/>
      <text:p text:style-name="P1"><text:span text:style-name="T7">And the status of current users: <text:s/></text:span><text:span text:style-name="T5"><text:s/>!其他使用者資訊</text:span></text:p>
      <text:p text:style-name="P16"><text:s/>15:57:15 up 7 days, <text:s/>6:47, <text:s/>4 users, <text:s/>load average: 0.48, 0.10, 0.03</text:p>
      <text:p text:style-name="P16">USER <text:s text:c="4"/>TTY <text:s text:c="7"/>LOGIN@ <text:s text:c="2"/>IDLE <text:s text:c="2"/>JCPU <text:s text:c="2"/>PCPU WHAT</text:p>
      <text:p text:style-name="P16">xanadu <text:s text:c="2"/>:0 <text:s text:c="7"/>Wed11 <text:s text:c="2"/>?xdm? <text:s text:c="2"/>2:21 <text:s text:c="2"/>0.06s /bin/sh <text:soft-page-break/>/opt/kde3/bin/startkde</text:p>
      <text:p text:style-name="P16">xanadu <text:s text:c="2"/>pts/0 <text:s text:c="4"/>Wed11 <text:s text:c="3"/>5days <text:s/>0.00s <text:s/>0.76s kded [kdeinit]</text:p>
      <text:p text:style-name="P16">xanadu <text:s text:c="2"/>pts/1 <text:s text:c="4"/>10:48 <text:s text:c="3"/>5:02m <text:s/>0.03s <text:s/>0.03s /bin/bash</text:p>
      <text:p text:style-name="P16">xanadu <text:s text:c="2"/>pts/2 <text:s text:c="4"/>15:42 <text:s text:c="3"/>0.00s <text:s/>0.11s <text:s/>0.00s –bash</text:p>
      <text:p text:style-name="P15">!由上可知有一個mpi程式,jobid為1@cp64a_9176,共使用5個nodes,分別是cp64a*2,cp64b*2,cp64c*1;此外,程式執行檔為a.out,使用者為xanadu,無job暱稱;而另一組id為2@cp64a_9176,共使用3個nodes,分別是cp64a*2,cp64b*1;暱稱為Ag13Cu25;要刪除某一組job,請kill掉其中一個pid number,並使用本選項確認是否清除乾淨!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Q&amp;A:</text:p>
      <text:p text:style-name="P18"/>
      <text:p text:style-name="P16">與傳統方式不同點:</text:p>
      <text:p text:style-name="P16">傳統:使用mpdallexit,mpdboot並修改mpd.hosts初始化mpi環境</text:p>
      <text:p text:style-name="P16">mpitool:不需理會mpd.hosts檔,使用選項2啟用mpi環境</text:p>
      <text:p text:style-name="P16"/>
      <text:p text:style-name="P16">傳統:無法機動性分配job在哪個node上</text:p>
      <text:p text:style-name="P16">mpitool:利用每個目錄下不同的mpd_job組態達成以上目的</text:p>
      <text:p text:style-name="P16"/>
      <text:p text:style-name="P16">傳統:使用top判斷程式的執行狀態,需適時改變a.out名稱以區分job</text:p>
      <text:p text:style-name="P1"><text:span text:style-name="T7">mpitool:使用選項4可準確區分每個job的執行狀況,並從job </text:span><text:soft-page-break/><text:span text:style-name="T7">alias了解此job內容為何,可不用修改a.out檔名</text:span></text:p>
      <text:p text:style-name="P16"/>
      <text:p text:style-name="P16">傳統:需要分開執行數種程式才可跑主程式</text:p>
      <text:p text:style-name="P16">mpitool:全部整合,已包含config.out</text:p>
      <text:p text:style-name="P16"/>
      <text:p text:style-name="P16">注意:mpitool完全不跟舊方法衝突,亦即也可使用舊方式執行mpi程式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附錄一</text:p>
      <text:p text:style-name="P16">進階選項,管理者專用</text:p>
      <text:p text:style-name="P16">輸入mpitool su則會進入進階選單!多出6,7,8選項</text:p>
      <text:p text:style-name="P16"/>
      <text:p text:style-name="P16">&lt;&lt;MPICH2 TOOL MENU&gt;&gt;:</text:p>
      <text:p text:style-name="P16">0.Run config.out</text:p>
      <text:p text:style-name="P16">1.Start a mpd job</text:p>
      <text:p text:style-name="P16">2.Clear all mpd jobs and restart a mpd environment</text:p>
      <text:p text:style-name="P16">3.Edit mpd_job file</text:p>
      <text:p text:style-name="P16">4.List all mpd jobs</text:p>
      <text:p text:style-name="P16">5.Quit</text:p>
      <text:p text:style-name="P16"><text:soft-page-break/>Advance options:</text:p>
      <text:p text:style-name="P1"><text:span text:style-name="T7">6.Edit /home/mpd.hosts file <text:s text:c="2"/></text:span><text:span text:style-name="T5"><text:s/>!由管理者建立/home/mpd.hosts,建議使用root執行</text:span></text:p>
      <text:p text:style-name="P1"><text:span text:style-name="T7">7.Test MPICH2 Performance <text:s text:c="2"/></text:span><text:span text:style-name="T5">!測試mpich2的效能,</text:span></text:p>
      <text:p text:style-name="P1"><text:span text:style-name="T7">8.Reset MPICH2 environment <text:s/></text:span><text:span text:style-name="T5">!重新執行mpich的環境變數,其會要求輸入mpich2的所在目錄</text:span></text:p>
      <text:p text:style-name="P19">:</text:p>
      <text:p text:style-name="P12">子選項說明:</text:p>
      <text:p text:style-name="P12"/>
      <text:p text:style-name="P17">6.Edit /home/mpd.hosts file</text:p>
      <text:p text:style-name="P19">Edit /home/mpd.hosts</text:p>
      <text:p text:style-name="P19">直接進入vi編輯/home/mpd.hosts,若出現錯誤請修改/home/mpd.hosts權限或以root執行mpitool</text:p>
      <text:p text:style-name="P19"/>
      <text:p text:style-name="P17">7.Test MPICH2 Performance</text:p>
      <text:p text:style-name="P19">Please input the number of test loop:&lt;ex:100&gt;</text:p>
      <text:p text:style-name="P19">:100</text:p>
      <text:p text:style-name="P19">送一訊息至所有hosts,測試n個loops所花的時間,如輸入100則測試100個loops</text:p>
      <text:p text:style-name="P19">time for 100 loops = 0.105799913406 seconds</text:p>
      <text:p text:style-name="P19">測試結果</text:p>
      <text:p text:style-name="P19"/>
      <text:p text:style-name="P17">8.Reset MPICH2 environment </text:p>
      <text:p text:style-name="P19">Please input your MPICH2 location</text:p>
      <text:p text:style-name="P19">You could try /home or /home/your_account</text:p>
      <text:p text:style-name="P19">Note: do not use /home/ or /home/your_account/</text:p>
      <text:p text:style-name="P19">The additional character '/' will cause error</text:p>
      <text:p text:style-name="P19">:</text:p>
      <text:p text:style-name="P19">輸入mpich2的所在目錄,如果一般使用者家目錄下沒有mpich2的目錄,請試著輸入/home ;注意,請勿在目錄後多加一個”/”以免造成程式誤判</text:p>
      <text:p text:style-name="P19"/>
      <text:p text:style-name="P19">Configurating bash environment for MPICH2</text:p>
      <text:p text:style-name="P19">Configurating complete!</text:p>
      <text:p text:style-name="P19">重設環境成功</text:p>
      <text:p text:style-name="P19">!這裡的選項即附錄二的環境設定,一般使用者如要長期使用mpich2,建議將附錄二環境變數加至家目錄下的”.bashrc”檔</text:p>
      <text:p text:style-name="P19"><text:soft-page-break/>若是 C Shell請參考MPICH2手冊</text:p>
      <text:p text:style-name="P19"/>
      <text:p text:style-name="P1"><text:span text:style-name="T9">附錄二</text:span><text:span text:style-name="T8">:</text:span></text:p>
      <text:p text:style-name="P16">.bashrc內容加入:</text:p>
      <text:p text:style-name="P16"/>
      <text:p text:style-name="P16">export F90FLAGS="-i4"</text:p>
      <text:p text:style-name="P16">export PATH=/home/mpich2/bin:$PATH</text:p>
      <text:p text:style-name="P16">export LD_LIBRARY_PATH=/home/mpich2/lib:$LD_LIBRARY_PATH</text:p>
      <text:p text:style-name="P19"/>
      <text:p text:style-name="P19"/>
      <text:p text:style-name="P18">附錄三</text:p>
      <text:p text:style-name="P19">Source code: <text:s text:c="2"/>(請存成mpitool檔,權限改成可執行(chmod 755),並放到/usr/bin下)</text:p>
      <text:p text:style-name="P19"/>
      <text:p text:style-name="P13">#Directory setting</text:p>
      <text:p text:style-name="P13"># copy this file to /usr/bin</text:p>
      <text:p text:style-name="P13">mpd_dir=/home <text:s text:c="2"/># the location of mpd.hosts and mpd.cpu</text:p>
      <text:p text:style-name="P13">mpd_secret_word=su <text:s/># Password for Advance options. To enter advance mode ,type mpitool su</text:p>
      <text:p text:style-name="P13">mpd_config=config.out <text:s/>#Default config file name"</text:p>
      <text:p text:style-name="P13">echo -e " "</text:p>
      <text:p text:style-name="P13">echo -e "===================================================="</text:p>
      <text:p text:style-name="P13">echo -e " <text:s text:c="18"/>MPICH Tool V1.0"</text:p>
      <text:p text:style-name="P13">echo -e " <text:s text:c="7"/>This program is written by Po-Jen Hsu"</text:p>
      <text:p text:style-name="P13">echo -e " <text:s text:c="14"/>Last updated 2007/02/06"</text:p>
      <text:p text:style-name="P13">echo -e "===================================================="</text:p>
      <text:p text:style-name="P13">echo -e " "</text:p>
      <text:p text:style-name="P13">test -e $mpd_dir/mpd.hosts &amp;&amp; file_exist=1 || file_exist=0 <text:s text:c="2"/>#=1 exist; =0 not exist</text:p>
      <text:p text:style-name="P13">if [ "$file_exist" == 0 ]; then</text:p>
      <text:p text:style-name="P13"><text:s text:c="2"/>echo -e $mpd_dir"/mpd.hosts does not exist"</text:p>
      <text:p text:style-name="P13"><text:soft-page-break/><text:s text:c="2"/>echo -e "Please put your mpd.hosts to "$mpd_dir"/ directory"</text:p>
      <text:p text:style-name="P13"><text:s text:c="2"/>echo -e ", not your home directory"</text:p>
      <text:p text:style-name="P13"><text:s text:c="2"/>echo -e "This file should contain all available host machine"</text:p>
      <text:p text:style-name="P13"><text:s text:c="2"/>echo -e "ex:"</text:p>
      <text:p text:style-name="P13"><text:s text:c="2"/>echo -e "cp64a:2 ifhn=192.168.1.1"</text:p>
      <text:p text:style-name="P13"><text:s text:c="2"/>echo -e "cp64b:2 ifhn=192.168.1.2"</text:p>
      <text:p text:style-name="P13"><text:s text:c="2"/>echo -e "..etc."</text:p>
      <text:p text:style-name="P13"><text:s text:c="2"/>read -p "Press &lt;Enter&gt; to edit mpd.hosts by vi"</text:p>
      <text:p text:style-name="P13"><text:s text:c="2"/>vi $mpd_dir/mpd.hosts</text:p>
      <text:p text:style-name="P13">else</text:p>
      <text:p text:style-name="P13"><text:s text:c="2"/>declare -i num_hosts=`wc -l $mpd_dir/mpd.hosts | cut -c1-2`</text:p>
      <text:p text:style-name="P13"><text:s text:c="2"/>echo -e " "</text:p>
      <text:p text:style-name="P13"><text:s text:c="2"/>echo -e "#---------------------------------------------------"</text:p>
      <text:p text:style-name="P13"><text:s text:c="2"/>echo -e "#Number of available host machine= "$num_hosts</text:p>
      <text:p text:style-name="P13"># store number of hosts in $num_hosts</text:p>
      <text:p text:style-name="P13">fi</text:p>
      <text:p text:style-name="P13">test -e $mpd_dir/mpd.cpu &amp;&amp; file_exist=1 || file_exist=0 <text:s text:c="2"/>#=1 exist ; =0 not exist</text:p>
      <text:p text:style-name="P13">if [ "$file_exist" == 0 ]; then</text:p>
      <text:p text:style-name="P13"><text:s text:c="2"/>echo -e $mpd_dir"/mpd.cpu does not exist"</text:p>
      <text:p text:style-name="P13"><text:s text:c="2"/>echo -e "Please put your mpd.cpu to "$mpd_dir"/ directory"</text:p>
      <text:p text:style-name="P13"><text:s text:c="2"/>echo -e ", not your home directory"</text:p>
      <text:p text:style-name="P13"><text:s text:c="2"/>echo -e "This file should contain number of processors per host"</text:p>
      <text:p text:style-name="P13"><text:s text:c="2"/>echo -e "ex:"</text:p>
      <text:p text:style-name="P13"><text:s text:c="2"/>echo -e "2 "</text:p>
      <text:p text:style-name="P13"><text:s text:c="2"/>echo -e "When you finish, please press Ctrl-D"</text:p>
      <text:p text:style-name="P13"><text:s text:c="2"/>cat &gt; $mpd_dir/mpd.cpu</text:p>
      <text:p text:style-name="P13">else</text:p>
      <text:p text:style-name="P13"><text:s text:c="2"/>declare -i cpu_per_host=`cut -c1-2 $mpd_dir/mpd.cpu`</text:p>
      <text:p text:style-name="P13"><text:s text:c="2"/>echo -e "#Number of processors per host= "$cpu_per_host</text:p>
      <text:p text:style-name="P13"><text:s text:c="2"/>echo -e "#---------------------------------------------------"</text:p>
      <text:p text:style-name="P13">fi</text:p>
      <text:p text:style-name="P13"/>
      <text:p text:style-name="P13">test -e mpd_job &amp;&amp; file_exist=1 || file_exist=0 <text:s text:c="2"/>#=1 exist ; =0 not exist</text:p>
      <text:p text:style-name="P13">if [ "$file_exist" == 0 ]; then</text:p>
      <text:p text:style-name="P13"><text:s text:c="2"/>echo -e " "</text:p>
      <text:p text:style-name="P13"><text:s text:c="2"/>echo -e "Warning!! mpd_job does not exist"</text:p>
      <text:p text:style-name="P13"><text:s text:c="2"/>echo -e "Please edit mpd_job first"</text:p>
      <text:p text:style-name="P13"><text:s text:c="2"/>echo -e "ex:"</text:p>
      <text:p text:style-name="P13"><text:soft-page-break/><text:s text:c="2"/>echo -e "cp64a:2 ifhn=192.168.1.1"</text:p>
      <text:p text:style-name="P13"><text:s text:c="2"/>echo -e "cp64c:1 ifhn=192.168.1.3"</text:p>
      <text:p text:style-name="P13"><text:s text:c="2"/>echo -e "cp64f:2 ifhn=192.168.1.6"</text:p>
      <text:p text:style-name="P13"><text:s text:c="2"/>echo -e "..etc."</text:p>
      <text:p text:style-name="P13"><text:s text:c="2"/>echo -e "For this case,the job you submitted will be executed on cp64a with 2 nodes"</text:p>
      <text:p text:style-name="P13"><text:s text:c="2"/>echo -e "1 node on cp64c and 2 nodes on cp64f"</text:p>
      <text:p text:style-name="P13"><text:s text:c="2"/>echo -e " "</text:p>
      <text:p text:style-name="P13"><text:s text:c="2"/>echo -e "Do you want to make a default mpd_job file?&lt;y/n&gt;"</text:p>
      <text:p text:style-name="P13"><text:s text:c="2"/>read -p ": " yn</text:p>
      <text:p text:style-name="P13"><text:s text:c="2"/>if [ "$yn" == "y" ]; then</text:p>
      <text:p text:style-name="P13"><text:s text:c="4"/>cat $mpd_dir/mpd.hosts &gt; mpd_job</text:p>
      <text:p text:style-name="P13"><text:s text:c="4"/>echo -e "Although the default mpd_job file is generated,"</text:p>
      <text:p text:style-name="P13"><text:s text:c="4"/>echo -e "it should be modified to fit your purpose"</text:p>
      <text:p text:style-name="P13"><text:s text:c="4"/>read -p "Press &lt;Enter&gt; to edit mpd_job by vi"</text:p>
      <text:p text:style-name="P13"><text:s text:c="4"/>vi mpd_job</text:p>
      <text:p text:style-name="P13"><text:s text:c="4"/>echo -e "Your mpd_job is successfully modified:"</text:p>
      <text:p text:style-name="P13"><text:s text:c="4"/>echo -e " "</text:p>
      <text:p text:style-name="P13"><text:s text:c="2"/>fi</text:p>
      <text:p text:style-name="P13">fi</text:p>
      <text:p text:style-name="P13"/>
      <text:p text:style-name="P13">echo -e " "</text:p>
      <text:p text:style-name="P13">echo -n "#Current directory is " &amp;&amp; pwd</text:p>
      <text:p text:style-name="P13">echo -e "#---------------------------------------------------"</text:p>
      <text:p text:style-name="P13">echo -e "#The available host machine are:"</text:p>
      <text:p text:style-name="P13">cat $mpd_dir/mpd.hosts</text:p>
      <text:p text:style-name="P13">echo -e " "</text:p>
      <text:p text:style-name="P13">echo -e "#---------------------------------------------------"</text:p>
      <text:p text:style-name="P13">until [ "$sel" == 5 ]</text:p>
      <text:p text:style-name="P13">do</text:p>
      <text:p text:style-name="P13">###############Loop Menu#################################################</text:p>
      <text:p text:style-name="P13"><text:s text:c="2"/>echo -e " "</text:p>
      <text:p text:style-name="P13"><text:s text:c="2"/>read -p "Press &lt;Enter&gt; to continue"</text:p>
      <text:p text:style-name="P13"><text:s text:c="2"/>echo -e "#This shows how your job be submitted to each node"</text:p>
      <text:p text:style-name="P13"><text:s text:c="2"/>cat mpd_job</text:p>
      <text:p text:style-name="P13"><text:s text:c="2"/>echo -e "#---------------------------------------------------"</text:p>
      <text:p text:style-name="P13"><text:soft-page-break/><text:s text:c="2"/>echo -e "&lt;&lt;MPICH2 UTILITY MENU&gt;&gt;:"</text:p>
      <text:p text:style-name="P13"><text:s text:c="2"/>echo -e "0.Run config.out"</text:p>
      <text:p text:style-name="P13"><text:s text:c="2"/>echo -e "1.Start a mpd job"</text:p>
      <text:p text:style-name="P13"><text:s text:c="2"/>echo -e "2.Clear all mpd jobs and restart a mpd environment"</text:p>
      <text:p text:style-name="P13"><text:s text:c="2"/>echo -e "3.Edit mpd_job file"</text:p>
      <text:p text:style-name="P13"><text:s text:c="2"/>echo -e "4.List all mpd jobs"</text:p>
      <text:p text:style-name="P13"><text:s text:c="2"/>echo -e "5.Quit"</text:p>
      <text:p text:style-name="P13"><text:s text:c="2"/>if [ "$1" == "$mpd_secret_word" ]; then</text:p>
      <text:p text:style-name="P13"><text:s text:c="4"/>echo -e "Advance options:"</text:p>
      <text:p text:style-name="P13"><text:s text:c="4"/>echo -e "6.Edit "$mpd_dir"/mpd.hosts file"</text:p>
      <text:p text:style-name="P13"><text:s text:c="4"/>echo -e "7.Test MPICH2 Performance"</text:p>
      <text:p text:style-name="P13"><text:s text:c="4"/>echo -e "8.Reset MPICH2 environment"</text:p>
      <text:p text:style-name="P13"><text:s text:c="2"/>fi</text:p>
      <text:p text:style-name="P13"><text:s text:c="2"/>read -p ": " sel</text:p>
      <text:p text:style-name="P13"/>
      <text:p text:style-name="P13"><text:s text:c="2"/>if [ "$sel" == 0 ]; then</text:p>
      <text:p text:style-name="P13"><text:s text:c="4"/>test -e $mpd_config &amp;&amp; file_exist=1 || file_exist=0 <text:s text:c="2"/>#=1 exist ; =0 not exist</text:p>
      <text:p text:style-name="P13"><text:s text:c="4"/>if [ "$file_exist" == 1 ]; then</text:p>
      <text:p text:style-name="P13"><text:s text:c="6"/>./$mpd_config</text:p>
      <text:p text:style-name="P13"><text:s text:c="4"/>else</text:p>
      <text:p text:style-name="P13"><text:s text:c="6"/>echo -e "config.out does not exist, please indicate your config file name"</text:p>
      <text:p text:style-name="P13"><text:s text:c="6"/>read -p ": " filename</text:p>
      <text:p text:style-name="P13"><text:s text:c="6"/>./$filename</text:p>
      <text:p text:style-name="P13"><text:s text:c="4"/>fi</text:p>
      <text:p text:style-name="P13"><text:s text:c="2"/>fi</text:p>
      <text:p text:style-name="P13">#######################Start mpd job#####################################</text:p>
      <text:p text:style-name="P13"><text:s text:c="2"/>if [ "$sel" == 1 ]; then</text:p>
      <text:p text:style-name="P13"><text:s text:c="4"/>echo -e "Please make sure the mpd_job file in you executable directory is correct"</text:p>
      <text:p text:style-name="P13"><text:s text:c="4"/>cat mpd_job</text:p>
      <text:p text:style-name="P13"><text:s text:c="4"/>declare -i total_nodes=$num_hosts*$cpu_per_host</text:p>
      <text:p text:style-name="P13"><text:s text:c="4"/>echo -e " "</text:p>
      <text:p text:style-name="P13"># <text:s text:c="3"/>echo -e "The max number of nodes= "$total_nodes</text:p>
      <text:p text:style-name="P13"><text:s text:c="4"/>echo -e "Please input the number of processes."</text:p>
      <text:p text:style-name="P13"><text:s text:c="4"/>echo -e "This value should not be greater than the total number of nodes in mpd_job"</text:p>
      <text:p text:style-name="P13"><text:s text:c="4"/>read -p ": " nodes</text:p>
      <text:p text:style-name="P13"><text:soft-page-break/><text:s text:c="4"/>echo -e "Please input the full name of the executable file,ex:a.out"</text:p>
      <text:p text:style-name="P13"><text:s text:c="4"/>read -p ": " filename</text:p>
      <text:p text:style-name="P13"><text:s text:c="4"/>test -e $filename &amp;&amp; file_exist=1 || file_exist=0 <text:s text:c="3"/>#1=exist 0=not exist</text:p>
      <text:p text:style-name="P13"><text:s text:c="4"/>if [ "$file_exist" == 1 ]; then</text:p>
      <text:p text:style-name="P13"><text:s text:c="6"/>echo -e "Please input a short alias of this job&lt;ex:Ag13Cu25&gt;"</text:p>
      <text:p text:style-name="P13"><text:s text:c="6"/>echo -e "Or enter none for no alias&lt;Please don't skip this procedure&gt;"</text:p>
      <text:p text:style-name="P13"><text:s text:c="6"/>read -p ": " jobalias</text:p>
      <text:p text:style-name="P13"><text:s text:c="6"/>if [ "$jobalias" == "none" ]; then</text:p>
      <text:p text:style-name="P13"><text:s text:c="8"/>echo -e "No job alias"</text:p>
      <text:p text:style-name="P13"><text:s text:c="6"/>else</text:p>
      <text:p text:style-name="P13"><text:s text:c="8"/>echo -e "Job alias=" $jobalias</text:p>
      <text:p text:style-name="P13"><text:s text:c="6"/>fi</text:p>
      <text:p text:style-name="P13"><text:s text:c="6"/>echo -e "1.Submit job in foreground"</text:p>
      <text:p text:style-name="P13"><text:s text:c="6"/>echo -e "2.Submit job in background"</text:p>
      <text:p text:style-name="P13"><text:s text:c="6"/>read -p ": " background</text:p>
      <text:p text:style-name="P13"><text:s text:c="6"/>echo -e "Are you sure?&lt;y/n&gt;"</text:p>
      <text:p text:style-name="P13"><text:s text:c="6"/>read -p ": " yn</text:p>
      <text:p text:style-name="P13"><text:s text:c="6"/>if [ "$yn" == "y" ]; then</text:p>
      <text:p text:style-name="P13"><text:s text:c="8"/>if [ "$background" == 1 ]; then</text:p>
      <text:p text:style-name="P13"><text:s text:c="10"/>if [ "$jobalias" == "none" ]; then</text:p>
      <text:p text:style-name="P13"><text:s text:c="12"/>mpiexec -machinefile mpd_job -n $nodes -path . $filename</text:p>
      <text:p text:style-name="P13"><text:s text:c="10"/>else</text:p>
      <text:p text:style-name="P13"><text:s text:c="12"/>mpiexec -a $jobalias -machinefile mpd_job -n $nodes -path . $filename</text:p>
      <text:p text:style-name="P13"><text:s text:c="10"/>fi</text:p>
      <text:p text:style-name="P13"><text:s text:c="10"/>exit 0</text:p>
      <text:p text:style-name="P13"><text:s text:c="8"/>fi</text:p>
      <text:p text:style-name="P13"><text:s text:c="8"/>if [ "$background" == 2 ]; then</text:p>
      <text:p text:style-name="P13"><text:s text:c="10"/>if [ "$jobalias" == "none" ]; then</text:p>
      <text:p text:style-name="P13"><text:s text:c="12"/>mpiexec -machinefile mpd_job -n $nodes -path . $filename &gt; /dev/null &amp;</text:p>
      <text:p text:style-name="P13"><text:s text:c="10"/>else</text:p>
      <text:p text:style-name="P13"><text:s text:c="12"/>mpiexec -a $jobalias -machinefile mpd_job -n $nodes -path . $filename &gt; /dev/null &amp;</text:p>
      <text:p text:style-name="P13"><text:s text:c="10"/>fi</text:p>
      <text:p text:style-name="P13"><text:s text:c="10"/>exit 0</text:p>
      <text:p text:style-name="P13"><text:s text:c="8"/>fi</text:p>
      <text:p text:style-name="P13"><text:s text:c="6"/>else</text:p>
      <text:p text:style-name="P13"><text:s text:c="8"/>echo -e "Abort and return to menu.."</text:p>
      <text:p text:style-name="P13"><text:s text:c="6"/>fi</text:p>
      <text:p text:style-name="P13"><text:soft-page-break/><text:s text:c="4"/>fi</text:p>
      <text:p text:style-name="P13"><text:s text:c="4"/>if [ "$file_exist" == 0 ]; then</text:p>
      <text:p text:style-name="P13"><text:s text:c="6"/>echo -e "Error! file does not exist, please try again"</text:p>
      <text:p text:style-name="P13"><text:s text:c="4"/>fi</text:p>
      <text:p text:style-name="P13"><text:s text:c="2"/>fi</text:p>
      <text:p text:style-name="P13">####################Start MPD ring###########################################</text:p>
      <text:p text:style-name="P13"><text:s text:c="2"/>if [ "$sel" == 2 ]; then</text:p>
      <text:p text:style-name="P13"><text:s text:c="4"/>echo -e "**If there is no mpd daemon running, it will show some error"</text:p>
      <text:p text:style-name="P13"><text:s text:c="4"/>echo -e "message. This is normal"</text:p>
      <text:p text:style-name="P13"><text:s text:c="4"/>echo -e " "</text:p>
      <text:p text:style-name="P13"><text:s text:c="4"/>echo -e "This will stop all running jobs"</text:p>
      <text:p text:style-name="P13"><text:s text:c="4"/>echo -e "Are you sure?&lt;y/n&gt;"</text:p>
      <text:p text:style-name="P13"><text:s text:c="4"/>read -p ": " yn</text:p>
      <text:p text:style-name="P13"><text:s text:c="4"/>if [ "$yn" == "y" ]; then</text:p>
      <text:p text:style-name="P13"># <text:s text:c="3"/>read -p "Please input number of hosts: " hosts</text:p>
      <text:p text:style-name="P13"># <text:s text:c="3"/>read -p "Please input number of processor per host: " cpu</text:p>
      <text:p text:style-name="P13"><text:s text:c="6"/>mpdallexit</text:p>
      <text:p text:style-name="P13"># <text:s text:c="3"/>mpdboot --file=/home/mpd.hosts --ncpus=$cpu</text:p>
      <text:p text:style-name="P13"># <text:s text:c="5"/>mpdboot --file=$mpd_dir/mpd.hosts -n $num_hosts --ncpus=$cpu_per_host</text:p>
      <text:p text:style-name="P13"><text:s text:c="6"/>mpdboot --file=$mpd_dir/mpd.hosts -n $num_hosts</text:p>
      <text:p text:style-name="P13"><text:s text:c="6"/>echo -e "Available hosts:"</text:p>
      <text:p text:style-name="P13"><text:s text:c="6"/>mpdtrace</text:p>
      <text:p text:style-name="P13"><text:s text:c="6"/>echo -e " "</text:p>
      <text:p text:style-name="P13"><text:s text:c="6"/>echo -e "Hostname_PID# IP"</text:p>
      <text:p text:style-name="P13"><text:s text:c="6"/>mpdtrace -l</text:p>
      <text:p text:style-name="P13"><text:s text:c="6"/>echo -e " "</text:p>
      <text:p text:style-name="P13"><text:s text:c="6"/>echo -e "If you see all nodes are successful appeared, you could start mpd jobs now"</text:p>
      <text:p text:style-name="P13"><text:s text:c="4"/>else</text:p>
      <text:p text:style-name="P13"><text:s text:c="6"/>echo -e " Nothing changed"</text:p>
      <text:p text:style-name="P13"><text:s text:c="4"/>fi</text:p>
      <text:p text:style-name="P13"><text:s text:c="2"/>fi</text:p>
      <text:p text:style-name="P13">###############################Edit mpd_job ilfe################################</text:p>
      <text:p text:style-name="P13"><text:s text:c="2"/>if [ "$sel" == 3 ]; then</text:p>
      <text:p text:style-name="P13"><text:s text:c="4"/>echo -e "You may setup the configuration of MPI machines by adding something like"</text:p>
      <text:p text:style-name="P13"><text:soft-page-break/><text:s text:c="4"/>echo -e "cp64a:2 ifhn=192.168.1.1"</text:p>
      <text:p text:style-name="P13"><text:s text:c="4"/>echo -e "cp64c:1 ifhn=192.168.1.3"</text:p>
      <text:p text:style-name="P13"><text:s text:c="4"/>echo -e "cp64f:2 ifhn=192.168.1.6"</text:p>
      <text:p text:style-name="P13"><text:s text:c="4"/>echo -e "..etc."</text:p>
      <text:p text:style-name="P13"><text:s text:c="4"/>echo -e "For this case,the job you submitted will be executed on cp64a with 2 nodes"</text:p>
      <text:p text:style-name="P13"><text:s text:c="4"/>echo -e "1 node on cp64c and 2 nodes on cp64f"</text:p>
      <text:p text:style-name="P13"><text:s text:c="4"/>echo -e " "</text:p>
      <text:p text:style-name="P13"><text:s text:c="4"/>echo -e "Would you like to generate a default mpd_job?&lt;y/n&gt;"</text:p>
      <text:p text:style-name="P13"><text:s text:c="4"/>read -p ": " yn</text:p>
      <text:p text:style-name="P13"><text:s text:c="4"/>if [ "$yn" == "y" ]; then</text:p>
      <text:p text:style-name="P13"><text:s text:c="6"/>cat $mpd_dir/mpd.hosts &gt; mpd_job</text:p>
      <text:p text:style-name="P13"><text:s text:c="4"/>fi</text:p>
      <text:p text:style-name="P13"><text:s text:c="4"/>echo -e "Now please modify mpd_job to fit your purpose"</text:p>
      <text:p text:style-name="P13"><text:s text:c="4"/>read -p "Press &lt;Enter&gt; to edit mpd_job by vi"</text:p>
      <text:p text:style-name="P13"><text:s text:c="4"/>vi mpd_job</text:p>
      <text:p text:style-name="P13"><text:s text:c="2"/>fi</text:p>
      <text:p text:style-name="P13">###############################List MPD jobs###################################</text:p>
      <text:p text:style-name="P13"><text:s text:c="2"/>if [ "$sel" == 4 ]; then</text:p>
      <text:p text:style-name="P13"><text:s text:c="4"/>mpdlistjobs</text:p>
      <text:p text:style-name="P13"><text:s text:c="4"/>echo -e "And the status of current users:"</text:p>
      <text:p text:style-name="P13"><text:s text:c="4"/>w</text:p>
      <text:p text:style-name="P13"><text:s text:c="2"/>fi</text:p>
      <text:p text:style-name="P13">##############################Exit#############################################</text:p>
      <text:p text:style-name="P13"><text:s text:c="2"/>if [ "$sel" == 5 ]; then</text:p>
      <text:p text:style-name="P13"><text:s text:c="4"/>time=`date`</text:p>
      <text:p text:style-name="P13"><text:s text:c="4"/>echo -e " "</text:p>
      <text:p text:style-name="P13"><text:s text:c="4"/>echo -e "Now it is "$time</text:p>
      <text:p text:style-name="P13"><text:s text:c="4"/>echo -e "Have a nice day"</text:p>
      <text:p text:style-name="P13"><text:s text:c="4"/>echo -e " "</text:p>
      <text:p text:style-name="P13"><text:s text:c="4"/>exit 0</text:p>
      <text:p text:style-name="P13"><text:s text:c="2"/>fi</text:p>
      <text:p text:style-name="P13">############################Edit mpd.hosts file in /home/mpd.hosts#############</text:p>
      <text:p text:style-name="P13"><text:s text:c="2"/>if [ "$sel" == 6 ]; then</text:p>
      <text:p text:style-name="P13"><text:s text:c="4"/>echo -e "Edit "$mpd_dir"/mpd.hosts"</text:p>
      <text:p text:style-name="P13"><text:soft-page-break/><text:s text:c="4"/>read -p "Press &lt;Enter&gt; to continue"</text:p>
      <text:p text:style-name="P13"><text:s text:c="4"/>vi $mpd_dir/mpd.hosts</text:p>
      <text:p text:style-name="P13"><text:s text:c="2"/>fi</text:p>
      <text:p text:style-name="P13">###############################Test MPD loop performance#######################</text:p>
      <text:p text:style-name="P13"><text:s text:c="2"/>if [ "$sel" == 7 ]; then</text:p>
      <text:p text:style-name="P13"><text:s text:c="4"/>echo -e "Please input the number of test loop:&lt;ex:100&gt;"</text:p>
      <text:p text:style-name="P13"><text:s text:c="4"/>read -p ": " num_loop</text:p>
      <text:p text:style-name="P13"><text:s text:c="4"/>echo -e " "</text:p>
      <text:p text:style-name="P13"><text:s text:c="4"/>mpdringtest $num_loop</text:p>
      <text:p text:style-name="P13"><text:s text:c="4"/>echo -e " "</text:p>
      <text:p text:style-name="P13"><text:s text:c="2"/>fi</text:p>
      <text:p text:style-name="P13"><text:s text:c="2"/>if [ "$sel" == 8 ]; then</text:p>
      <text:p text:style-name="P13"><text:s text:c="4"/>echo -e "Please input your MPICH2 location"</text:p>
      <text:p text:style-name="P13"><text:s text:c="4"/>echo -e "You could try /home or /home/your_account"</text:p>
      <text:p text:style-name="P13"><text:s text:c="4"/>echo -e "Note: do not use /home/ or /home/your_account/"</text:p>
      <text:p text:style-name="P13"><text:s text:c="4"/>echo -e "The additional character '/' will cause error"</text:p>
      <text:p text:style-name="P13"><text:s text:c="4"/>read -p ": " mpich2_dir</text:p>
      <text:p text:style-name="P13"><text:s text:c="4"/>echo -e "Configurating bash environment for MPICH2"</text:p>
      <text:p text:style-name="P13"><text:s text:c="4"/>export F90FLAGS="-i4"</text:p>
      <text:p text:style-name="P13"><text:s text:c="4"/>#export PGI=/home/pgi <text:s text:c="7"/>#alternative pgi default path in /home</text:p>
      <text:p text:style-name="P13"><text:s text:c="4"/>export PATH=$mpich2_dir/mpich2/bin:$PATH</text:p>
      <text:p text:style-name="P13"><text:s text:c="4"/>export LD_LIBRARY_PATH=$mpich2_dir/mpich2/lib:$LD_LIBRARY_PATH</text:p>
      <text:p text:style-name="P13"><text:s text:c="4"/>#export PATH=/home/mpich2/bin:$PATH <text:s text:c="16"/>#alternative MPICH2 path in /home</text:p>
      <text:p text:style-name="P13"><text:s text:c="4"/>#export LD_LIBRARY_PATH=/home/mpich2/lib:$LD_LIBRARY_PATH <text:s text:c="3"/>#alternative MPICH2 path in /home</text:p>
      <text:p text:style-name="P13"><text:s text:c="4"/>#Please use either notation one or non-notation one</text:p>
      <text:p text:style-name="P13"><text:s text:c="4"/>echo -e "Configurating complete!"</text:p>
      <text:p text:style-name="P13"><text:s text:c="2"/>fi</text:p>
      <text:p text:style-name="P13">done</text:p>
      <text:p text:style-name="P2"><text:span text:style-name="T4">######</text:span><text:span text:style-name="T4">############End of MPICH Tool#########################################</text:span></text:p>
      <text:p text:style-name="P14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TW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.318cm" fo:line-height="200%" fo:keep-with-next="always"/>
      <style:text-properties style:font-name="Arial" fo:font-size="26pt" fo:font-weight="bold" style:letter-kerning="true" style:font-size-asian="26pt" style:font-weight-asian="bold" style:font-size-complex="2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keep-with-next="always"/>
      <style:text-properties style:font-name="Arial"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1z0" style:family="text">
      <style:text-properties style:font-name="Wingdings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2.54cm" fo:margin-bottom="1.75cm" fo:margin-left="3.175cm" fo:margin-right="3.17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fo:min-width="0.041cm" draw:z-index="5"><draw:text-box fo:min-height="0.37cm"><text:p text:style-name="Footer"><text:span text:style-name="Page_20_Number"><text:page-number text:select-page="current">11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nadu</meta:initial-creator>
    <meta:creation-date>2007-02-12T14:02:00</meta:creation-date>
    <dc:creator>Hsu Po-Jen</dc:creator>
    <dc:date>2009-06-17T18:10:22</dc:date>
    <meta:print-date>2007-02-13T10:21:00</meta:print-date>
    <meta:editing-cycles>19</meta:editing-cycles>
    <meta:editing-duration>PT04H07M57S</meta:editing-duration>
    <meta:generator>OpenOffice.org/3.1$Linux OpenOffice.org_project/310m11$Build-9399</meta:generator>
    <meta:document-statistic meta:table-count="0" meta:image-count="0" meta:object-count="0" meta:page-count="23" meta:paragraph-count="576" meta:word-count="4271" meta:character-count="20570"/>
  </office:meta>
</office:document-meta>
</file>